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FilterImpl.EventFilterImpl( int eventTypes , Path absPath , boolean isDeep , String [ ] uuids , Set nodeTypeNames , boolean noLoca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ventFilterImpl.getUUID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ventFilterImpl.getNodeType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ventFilterImpl.getEvent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FilterImpl.getAb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FilterImpl.getNoLoc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FilterImpl.isDee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FilterImpl.accept( Event event , boolean isLocal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  <table:table-cell office:value-type="float" office:value="38">
            <text:p text:style-name="Table_20_Contents">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